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066f65" officeooo:paragraph-rsid="00066f65" style:font-size-asian="16pt" style:font-size-complex="16pt"/>
    </style:style>
    <style:style style:name="P3" style:family="paragraph" style:parent-style-name="Standard">
      <style:text-properties fo:font-size="22pt" fo:font-weight="bold" officeooo:rsid="00066f65" officeooo:paragraph-rsid="00066f65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ck Interview List Drupal:</text:p>
      <text:p text:style-name="P2"/>
      <text:p text:style-name="P1">Content Management</text:p>
      <text:p text:style-name="P1">User Management</text:p>
      <text:p text:style-name="P1">Block structure</text:p>
      <text:p text:style-name="P1">Hooks</text:p>
      <text:p text:style-name="P1">Composer/Drupal Console/Drush</text:p>
      <text:p text:style-name="P1">Services</text:p>
      <text:p text:style-name="P1">Dependency Injection</text:p>
      <text:p text:style-name="P1">Caching techniques</text:p>
      <text:p text:style-name="P1">Config Synchronization</text:p>
      <text:p text:style-name="P1">Multilingual SIte</text:p>
      <text:p text:style-name="P1">Custom Theme development</text:p>
      <text:p text:style-name="P1">Preprocessing</text:p>
      <text:p text:style-name="P1">Twig Templates</text:p>
      <text:p text:style-name="P1">Jquery</text:p>
      <text:p text:style-name="P1">Cron Mechanism</text:p>
      <text:p text:style-name="P1">Rest Resources</text:p>
      <text:p text:style-name="P1">Site Optimization</text:p>
      <text:p text:style-name="P1">SIte Security &amp; Maintenance</text:p>
      <text:p text:style-name="P1">Git version contr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2T12:35:01.416783883</meta:creation-date>
    <dc:date>2021-04-22T22:20:02.252566460</dc:date>
    <meta:editing-duration>PT9H34M50S</meta:editing-duration>
    <meta:editing-cycles>1</meta:editing-cycles>
    <meta:document-statistic meta:table-count="0" meta:image-count="0" meta:object-count="0" meta:page-count="1" meta:paragraph-count="20" meta:word-count="42" meta:character-count="342" meta:non-whitespace-character-count="320"/>
    <meta:generator>LibreOffice/6.0.7.3$Linux_X86_64 LibreOffice_project/00m0$Build-3</meta:generator>
  </office:meta>
</office:document-meta>
</file>